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draw:fill-color="#4f91cd" draw:textarea-vertical-align="middle"/>
    </style:style>
    <style:style style:name="gr9" style:family="graphic" style:parent-style-name="standard">
      <style:graphic-properties draw:stroke="none" draw:fill-color="#7ac243" draw:textarea-vertical-align="middle"/>
    </style:style>
    <style:style style:name="gr10" style:family="graphic" style:parent-style-name="standard">
      <style:graphic-properties draw:stroke="none" draw:fill-color="#faa541" draw:textarea-vertical-align="middle"/>
    </style:style>
    <style:style style:name="gr11" style:family="graphic" style:parent-style-name="standard">
      <style:graphic-properties draw:stroke="none" draw:fill-color="#f44322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99cm"/>
    </style:style>
    <style:style style:name="gr14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0.47cm"/>
    </style:style>
    <style:style style:name="gr16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1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4f91cd" draw:marker-start-width="0.5cm" draw:marker-end="Arrow_20_concave" draw:marker-end-width="0.6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8" style:family="paragraph"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Ubuntu" style:font-pitch="variable" fo:font-size="4pt" style:font-size-asian="4pt" style:font-size-complex="4pt"/>
    </style:style>
    <style:style style:name="T6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3" draw:layer="layout" svg:width="5.85cm" svg:height="3.9cm" svg:x="12.2cm" svg:y="1.8cm">
          <text:p text:style-name="P2"><text:span text:style-name="T1">Cypress</text:span><text:span text:style-name="T1"><text:line-break/></text:span><text:span text:style-name="T2">GUI / headles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<text:line-break/></text:span><text:span text:style-name="T2">jbt_cypress <text:s text:c="2"/>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1" draw:layer="layout" svg:width="0.2cm" svg:height="15cm" svg:x="0cm" svg:y="0cm">
          <text:p/>
        </draw:rect>
        <draw:rect draw:style-name="gr9" draw:text-style-name="P1" draw:layer="layout" svg:width="20cm" svg:height="0.2cm" svg:x="0cm" svg:y="0cm">
          <text:p/>
        </draw:rect>
        <draw:rect draw:style-name="gr10" draw:text-style-name="P1" draw:layer="layout" svg:width="0.2cm" svg:height="15cm" svg:x="19.8cm" svg:y="0cm">
          <text:p/>
        </draw:rect>
        <draw:rect draw:style-name="gr11" draw:text-style-name="P1" draw:layer="layout" svg:width="19.8cm" svg:height="0.2cm" svg:x="0.2cm" svg:y="14.8cm">
          <text:p/>
        </draw:rect>
        <draw:frame draw:style-name="gr12" draw:text-style-name="P4" draw:layer="layout" svg:width="9.16cm" svg:height="1.199cm" svg:x="10.5cm" svg:y="13.925cm">
          <draw:text-box>
            <text:p text:style-name="P2"><text:span text:style-name="T1">Joomla Branches Tester – Email Traffic </text:span></text:p>
          </draw:text-box>
        </draw:frame>
        <draw:frame draw:style-name="gr13" draw:text-style-name="P5" draw:layer="layout" svg:width="4.28cm" svg:height="1.24cm" svg:x="14.818cm" svg:y="12.548cm">
          <draw:text-box>
            <text:p text:style-name="P2"><text:span text:style-name="T4">Docker</text:span></text:p>
          </draw:text-box>
        </draw:frame>
        <draw:custom-shape draw:style-name="gr14" draw:text-style-name="P3" draw:layer="layout" svg:width="3cm" svg:height="2cm" svg:x="15.1cm" svg:y="10.15cm">
          <text:p text:style-name="P2"><text:span text:style-name="T1">Mail Catcher</text:span><text:span text:style-name="T1"><text:line-break/></text:span><text:span text:style-name="T5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1cm" svg:height="0.72cm" svg:x="15.176cm" svg:y="11.112cm">
          <draw:text-box>
            <text:p text:style-name="P6"><text:span text:style-name="T2">jbt_mail </text:span></text:p>
          </draw:text-box>
        </draw:frame>
        <draw:rect draw:style-name="gr16" draw:text-style-name="P1" draw:layer="layout" svg:width="4.454cm" svg:height="4.433cm" svg:x="10.268cm" svg:y="3cm">
          <text:p/>
        </draw:rect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5" draw:text-style-name="P8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line draw:style-name="gr18" draw:text-style-name="P1" draw:layer="layout" svg:x1="3.991cm" svg:y1="6.12cm" svg:x2="7.491cm" svg:y2="7.56cm">
          <text:p/>
        </draw:line>
        <draw:custom-shape draw:style-name="gr14" draw:text-style-name="P3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" draw:text-style-name="P1" draw:layer="layout" svg:x1="13.674cm" svg:y1="5.472cm" svg:x2="14.374cm" svg:y2="6.192cm">
            <text:p/>
          </draw:line>
          <draw:line draw:style-name="gr19" draw:text-style-name="P1" draw:layer="layout" svg:x1="14.374cm" svg:y1="5.472cm" svg:x2="13.674cm" svg:y2="6.192cm">
            <text:p/>
          </draw:line>
        </draw:g>
        <draw:frame draw:style-name="gr20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125</text:span></text:p>
          </draw:text-box>
        </draw:frame>
        <draw:path draw:style-name="gr18" draw:text-style-name="P1" draw:layer="layout" svg:width="1.442cm" svg:height="2.895cm" svg:x="8.366cm" svg:y="8.28cm" svg:viewBox="0 0 1443 2896" svg:d="M34 0c-55 0-36 2107 0 2520s1531 393 1400 360">
          <text:p/>
        </draw:path>
        <draw:path draw:style-name="gr18" draw:text-style-name="P1" draw:layer="layout" svg:width="1.983cm" svg:height="4.931cm" svg:x="12.365cm" svg:y="6.084cm" svg:viewBox="0 0 1984 4932" svg:d="M1 4932c-55 0 1645-408 1897-588s-121-4311-252-4344">
          <text:p/>
        </draw:path>
        <draw:line draw:style-name="gr18" draw:text-style-name="P1" draw:layer="layout" svg:x1="12.154cm" svg:y1="11.22cm" svg:x2="14.954cm" svg:y2="11.22cm">
          <text:p/>
        </draw:line>
        <draw:line draw:style-name="gr21" draw:text-style-name="P1" draw:layer="layout" svg:x1="10.481cm" svg:y1="1.765cm" svg:x2="12.084cm" svg:y2="3cm">
          <text:p/>
        </draw:line>
        <draw:line draw:style-name="gr21" draw:text-style-name="P1" draw:layer="layout" svg:x1="12.04cm" svg:y1="4.289cm" svg:x2="9.952cm" svg:y2="6.442cm">
          <text:p/>
        </draw:line>
        <draw:path draw:style-name="gr22" draw:text-style-name="P1" draw:layer="layout" svg:width="1.431cm" svg:height="7.397cm" svg:x="11.9cm" svg:y="5.298cm" svg:viewBox="0 0 1432 7398" svg:d="M0 6222c0 0-17 688 238 943 519 439 901 205 1081-271 244-864 27-7665-36-6822">
          <text:p/>
        </draw:path>
        <draw:path draw:style-name="gr22" draw:text-style-name="P1" draw:layer="layout" svg:width="3.311cm" svg:height="1.538cm" svg:x="11.748cm" svg:y="11.781cm" svg:viewBox="0 0 3312 1539" svg:d="M0 0c0 0-17 688 238 943 519 439 614 596 1314 596s2100-1080 1684-1434">
          <text:p/>
        </draw:path>
        <draw:custom-shape draw:style-name="gr14" draw:text-style-name="P3" draw:layer="layout" svg:width="3cm" svg:height="2cm" svg:x="9.9cm" svg:y="10.15cm">
          <text:p text:style-name="P1"><text:span text:style-name="T1">Mail Relay</text:span><text:span text:style-name="T1"><text:line-break/></text:span><text:span text:style-name="T1">Doubler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3" draw:text-style-name="P11" draw:layer="layout" svg:width="0.72cm" svg:height="0.72cm" svg:x="5.13cm" svg:y="5.832cm">
          <text:p text:style-name="P1"><text:span text:style-name="T7">1</text:span></text:p>
        </draw:circle>
        <draw:circle draw:style-name="gr23" draw:text-style-name="P11" draw:layer="layout" svg:width="0.72cm" svg:height="0.72cm" svg:x="8.506cm" svg:y="9.36cm">
          <text:p text:style-name="P1"><text:span text:style-name="T7">2</text:span></text:p>
        </draw:circle>
        <draw:circle draw:style-name="gr23" draw:text-style-name="P11" draw:layer="layout" svg:width="0.72cm" svg:height="0.72cm" svg:x="14.52cm" svg:y="8.372cm">
          <text:p text:style-name="P1"><text:span text:style-name="T7">4</text:span></text:p>
        </draw:circle>
        <draw:circle draw:style-name="gr23" draw:text-style-name="P11" draw:layer="layout" svg:width="0.72cm" svg:height="0.72cm" svg:x="13.44cm" svg:y="11.376cm">
          <text:p text:style-name="P1"><text:span text:style-name="T7">3</text:span></text:p>
        </draw:circle>
        <draw:circle draw:style-name="gr24" draw:text-style-name="P12" draw:layer="layout" svg:width="0.72cm" svg:height="0.72cm" svg:x="10.984cm" svg:y="1.404cm">
          <text:p text:style-name="P1"><text:span text:style-name="T8">5</text:span></text:p>
        </draw:circle>
        <draw:circle draw:style-name="gr24" draw:text-style-name="P12" draw:layer="layout" svg:width="0.72cm" svg:height="0.72cm" svg:x="10.7cm" svg:y="4.077cm">
          <text:p text:style-name="P1"><text:span text:style-name="T8">6</text:span></text:p>
        </draw:circle>
        <draw:circle draw:style-name="gr24" draw:text-style-name="P12" draw:layer="layout" svg:width="0.72cm" svg:height="0.72cm" svg:x="11.18cm" svg:y="12.6cm">
          <text:p text:style-name="P1"><text:span text:style-name="T8">8</text:span></text:p>
        </draw:circle>
        <draw:circle draw:style-name="gr24" draw:text-style-name="P12" draw:layer="layout" svg:width="0.72cm" svg:height="0.72cm" svg:x="13.48cm" svg:y="8.388cm">
          <text:p text:style-name="P1"><text:span text:style-name="T8">9</text:span></text:p>
        </draw:circle>
        <draw:line draw:style-name="gr21" draw:text-style-name="P1" draw:layer="layout" svg:x1="9.8cm" svg:y1="8.28cm" svg:x2="11.9cm" svg:y2="10.08cm">
          <text:p/>
        </draw:line>
        <draw:custom-shape draw:style-name="gr25" draw:text-style-name="P3" draw:layer="layout" svg:width="3cm" svg:height="2cm" svg:x="7.5cm" svg:y="6.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4" draw:text-style-name="P12" draw:layer="layout" svg:width="0.72cm" svg:height="0.72cm" svg:x="10.8cm" svg:y="8.377cm">
          <text:p text:style-name="P1"><text:span text:style-name="T8">7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46"/>
  </office:meta>
</office:document-meta>
</file>